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ublish.createAncestorNodes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ublish.getExistingLink( String path ,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kList.getUnpublishedLink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ublish.publish( Document authoring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ublish.hasBrokenLink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inkList.LinkList( ServiceManager manager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List.getDoc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blish.getNodesTo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ublish.getWebUr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ublish.doCheckPrecondition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Publish.canNotifySubmit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ublish.do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ublish.sendNotification( Document authoring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ublish.doCheckExecution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